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autami" svg:font-family="Gautami" style:font-family-generic="system" style:font-pitch="variable"/>
    <style:font-face style:name="Lohit Devanagari" svg:font-family="'Lohit Devanagari'" style:font-family-generic="system" style:font-pitch="variable"/>
    <style:font-face style:name="Lucida Console1" svg:font-family="'Lucida Consol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Lucida Console" fo:font-size="9pt" style:font-size-asian="9pt" style:font-name-complex="Lucida Console1" style:font-size-complex="9pt" style:language-complex="te" style:country-complex="IN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Lucida Console" fo:font-size="9pt" style:font-size-asian="9pt" style:font-name-complex="Lucida Console1" style:font-size-complex="9pt" style:language-complex="te" style:country-complex="IN"/>
    </style:style>
    <style:style style:name="T1" style:family="text">
      <style:text-properties style:font-name="Lucida Console" fo:font-size="9pt" style:font-size-asian="9pt" style:font-name-complex="Lucida Console1" style:font-size-complex="9pt" style:language-complex="te" style:country-complex="IN"/>
    </style:style>
    <style:style style:name="T2" style:family="text">
      <style:text-properties style:font-name="Lucida Console" fo:font-size="9pt" officeooo:rsid="00017789" style:font-size-asian="9pt" style:font-name-complex="Lucida Console1" style:font-size-complex="9pt" style:language-complex="te" style:country-complex="IN"/>
    </style:style>
    <style:style style:name="T3" style:family="text">
      <style:text-properties officeooo:rsid="0006a8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4"/>1 <text:s/>cd</text:p>
      <text:p text:style-name="P3"><text:s text:c="4"/>2 <text:s/>cd ..</text:p>
      <text:p text:style-name="P3"><text:s text:c="4"/>4 <text:s/>git --version</text:p>
      <text:p text:style-name="P3"><text:s text:c="4"/>5 <text:s/>git --help</text:p>
      <text:p text:style-name="P3"><text:s text:c="4"/>6 <text:s/>git init</text:p>
      <text:p text:style-name="P3"><text:s text:c="4"/>7 <text:s/>git status</text:p>
      <text:p text:style-name="P3"><text:s text:c="4"/>8 <text:s/>lz</text:p>
      <text:p text:style-name="P3"><text:s text:c="4"/>9 <text:s/>ls</text:p>
      <text:p text:style-name="P3"><text:s text:c="3"/>10 <text:s/>git config --global user.name "rajiv"</text:p>
      <text:p text:style-name="P3"><text:s text:c="3"/>11 <text:s/>git config --global user.email "rajivvrns2@gmail.com"</text:p>
      <text:p text:style-name="P3"><text:s text:c="3"/>15 <text:s/>git config --global user.name "rajiv1991"</text:p>
      <text:p text:style-name="P3"><text:s text:c="3"/>16 <text:s/>git config --global user.email "rajivvrns2@gmail.com"</text:p>
      <text:p text:style-name="P3"><text:s text:c="3"/>17 <text:s/>cd Desktop</text:p>
      <text:p text:style-name="P3"><text:s text:c="3"/>19 <text:s/>git clone https://github.com/shanmukhrajiv/TestGithub.git</text:p>
      <text:p text:style-name="P3"><text:s text:c="3"/>20 <text:s/>cd TestGithub</text:p>
      <text:p text:style-name="P3"><text:s text:c="3"/>24 <text:s/>vim README.md</text:p>
      <text:p text:style-name="P3"><text:s text:c="3"/>25 <text:s/>cd /Desktop/TestGithub</text:p>
      <text:p text:style-name="P3"><text:s text:c="3"/>26 <text:s/>cd /Desktop</text:p>
      <text:p text:style-name="P3"><text:s text:c="3"/>27 <text:s/>cd Desktop/</text:p>
      <text:p text:style-name="P3"><text:s text:c="3"/>28 <text:s/>cd Desktop/TestGithub/</text:p>
      <text:p text:style-name="P3"><text:s text:c="3"/>29 <text:s/>cd TestGithub/</text:p>
      <text:p text:style-name="P3"><text:s text:c="3"/>31 <text:s/>git add READEME.md</text:p>
      <text:p text:style-name="P3"><text:s text:c="3"/>32 <text:s/>git add README.md</text:p>
      <text:p text:style-name="P3"><text:s text:c="3"/>33 <text:s/>git commit -m "updated readme filre for better description"</text:p>
      <text:p text:style-name="P3"><text:s text:c="3"/>34 <text:s/>git log</text:p>
      <text:p text:style-name="P3"><text:s text:c="3"/>37 <text:s/>git remote add origin https://github.com/shanmukhrajiv/TestGithub.git</text:p>
      <text:p text:style-name="P3"><text:s text:c="3"/>38 <text:s/>git push -u origin master</text:p>
      <text:p text:style-name="P3"><text:s text:c="3"/>39 <text:s/>github --help</text:p>
      <text:p text:style-name="P3"><text:s text:c="3"/>40 <text:s/>git --help</text:p>
      <text:p text:style-name="P3"><text:s text:c="3"/>41 <text:s/>cd Desktop/</text:p>
      <text:p text:style-name="P3"><text:s text:c="3"/>42 <text:s/>cd TestGithub/</text:p>
      <text:p text:style-name="P3"><text:s text:c="3"/>44 <text:s/>git push -u origin master</text:p>
      <text:p text:style-name="P3"><text:s text:c="3"/>45 <text:s/>cd Desktop/</text:p>
      <text:p text:style-name="P3"><text:s text:c="3"/>46 <text:s/>cd TestGithub/</text:p>
      <text:p text:style-name="P3"><text:s text:c="3"/>51 <text:s/>vim README.md</text:p>
      <text:p text:style-name="P3"><text:s text:c="3"/>53 <text:s/>git add README.md</text:p>
      <text:p text:style-name="P3"><text:s text:c="3"/>54 <text:s/>git commit -m "updated readme file for better description"</text:p>
      <text:p text:style-name="P3"><text:s text:c="3"/>57 <text:s/>git remote add origin https://github.com/shanmukhrajiv/TestGithub.git</text:p>
      <text:p text:style-name="P3"><text:s text:c="3"/>58 <text:s/>git push -u origin master</text:p>
      <text:p text:style-name="P3"><text:s text:c="3"/>59 <text:s/>git init</text:p>
      <text:p text:style-name="P3"><text:s text:c="3"/>60 <text:s/>git remote add https://github.com/shanmukhrajiv/TestGithub.git</text:p>
      <text:p text:style-name="P3"><text:s text:c="3"/>61 <text:s/>git remote add rg rg "https://github.com/shanmukhrajiv/TestGithub.git"</text:p>
      <text:p text:style-name="P3"><text:s text:c="3"/>62 <text:s/>git remote add origin "https://github.com/shanmukhrajiv/TestGithub.git"</text:p>
      <text:p text:style-name="P3"><text:s text:c="3"/>63 <text:s/>git pull origin master</text:p>
      <text:p text:style-name="P3"><text:s text:c="3"/>64 <text:s/>git pull origin master</text:p>
      <text:p text:style-name="P3"><text:s text:c="3"/>65 <text:s/>git pull origin master</text:p>
      <text:p text:style-name="P3"><text:s text:c="3"/>66 <text:s/>git pull origin master</text:p>
      <text:p text:style-name="P3"><text:s text:c="3"/>68 <text:s/>git add .</text:p>
      <text:p text:style-name="P3"><text:s text:c="3"/>70 <text:s/>git commit -m "file modified"</text:p>
      <text:p text:style-name="P3"><text:s text:c="3"/>71 <text:s/>git push origin master</text:p>
      <text:p text:style-name="P3"><text:s text:c="3"/>72 <text:s/>git add .</text:p>
      <text:p text:style-name="P3"><text:s text:c="3"/>74 <text:s/>git commit -m "file modified"</text:p>
      <text:p text:style-name="P3"><text:s text:c="3"/>75 <text:s/>git pull origin master</text:p>
      <text:p text:style-name="P3"><text:s text:c="3"/>78 <text:s/>git pull origin master</text:p>
      <text:p text:style-name="P3"><text:s text:c="3"/>79 <text:s/>git push origin master</text:p>
      <text:p text:style-name="P3"><text:s text:c="3"/>80 <text:s/>git remote add origin "https://github.com/shanmukhrajiv/TestGithub.git"</text:p>
      <text:p text:style-name="P3"><text:s text:c="3"/>81 <text:s/>git push origin master</text:p>
      <text:p text:style-name="P3"><text:s text:c="3"/>82 <text:s/>git add .</text:p>
      <text:p text:style-name="P3"><text:s text:c="3"/>83 <text:s/>git commit -m "file created"</text:p>
      <text:p text:style-name="P3"><text:s text:c="3"/>84 <text:s/>git push origin master</text:p>
      <text:p text:style-name="P3"><text:s text:c="3"/>89 <text:s/>git add .</text:p>
      <text:p text:style-name="P3"><text:soft-page-break/><text:s text:c="3"/>90 <text:s/>git commit -m"edit"</text:p>
      <text:p text:style-name="P3"><text:s text:c="3"/>91 <text:s/>git push origin master</text:p>
      <text:p text:style-name="P3"><text:s text:c="3"/>92 <text:s/>git pull --rebase origin master</text:p>
      <text:p text:style-name="P3"><text:s text:c="3"/>93 <text:s/>git push origin master</text:p>
      <text:p text:style-name="P3"><text:s text:c="3"/>95 <text:s/>vi README.md</text:p>
      <text:p text:style-name="P1"><text:span text:style-name="T1"><text:s text:c="3"/>96 <text:s/>git push origin maste</text:span><text:span text:style-name="T2">r</text:span></text:p>
      <text:p text:style-name="P3"><text:s text:c="3"/>98 <text:s/>vi README.md</text:p>
      <text:p text:style-name="P3"><text:s text:c="3"/>99 <text:s/>git status</text:p>
      <text:p text:style-name="P3"><text:s text:c="2"/>100 <text:s/>vi README.md</text:p>
      <text:p text:style-name="P3"><text:s text:c="2"/>101 <text:s/>git push origin master</text:p>
      <text:p text:style-name="P3"><text:s text:c="2"/>102 <text:s/>git pull origin master</text:p>
      <text:p text:style-name="P3"><text:s text:c="2"/>103 <text:s/>vi README.md</text:p>
      <text:p text:style-name="P3"><text:s text:c="2"/>104 <text:s/>rm README.md</text:p>
      <text:p text:style-name="P3"><text:s text:c="2"/>107 <text:s/>rm README.md</text:p>
      <text:p text:style-name="P3"><text:s text:c="2"/>110 <text:s/>cat hello</text:p>
      <text:p text:style-name="P3"><text:s text:c="2"/>111 <text:s/>git init</text:p>
      <text:p text:style-name="P3"><text:s text:c="2"/>113 <text:s/>git config</text:p>
      <text:p text:style-name="P3"><text:s text:c="2"/>116 <text:s/>git user</text:p>
      <text:p text:style-name="P3"><text:s text:c="2"/>119 <text:s/>git commit</text:p>
      <text:p text:style-name="P3"><text:s text:c="2"/>120 <text:s/>git config</text:p>
      <text:p text:style-name="P3"><text:s text:c="2"/>122 <text:s/>git config --global user.name</text:p>
      <text:p text:style-name="P3"><text:s text:c="2"/>123 <text:s/>git config --global user.email</text:p>
      <text:p text:style-name="P3"><text:s text:c="2"/>124 <text:s/>ohai</text:p>
      <text:p text:style-name="P3"><text:s text:c="2"/>126 <text:s/>git log</text:p>
      <text:p text:style-name="P3"><text:s text:c="2"/>127 <text:s/>git config --list</text:p>
      <text:p text:style-name="P3"><text:s text:c="2"/>128 <text:s/>git config --help</text:p>
      <text:p text:style-name="P3"><text:s text:c="2"/>129 <text:s/>git config --list</text:p>
      <text:p text:style-name="P3"><text:s text:c="2"/>131 <text:s/>git config --list</text:p>
      <text:p text:style-name="P3"><text:s text:c="2"/>136 <text:s/>cat &gt; devops.txt</text:p>
      <text:p text:style-name="P3"><text:s text:c="2"/>137 <text:s/>cat devops.txt</text:p>
      <text:p text:style-name="P3"><text:s text:c="2"/>139 <text:s/>git add .</text:p>
      <text:p text:style-name="P3"><text:s text:c="2"/>141 <text:s/>cd git</text:p>
      <text:p text:style-name="P3"><text:s text:c="2"/>144 <text:s/>cd ..</text:p>
      <text:p text:style-name="P3"><text:s text:c="2"/>145 <text:s/>cd Desktop</text:p>
      <text:p text:style-name="P3"><text:s text:c="2"/>148 <text:s/>ls -ld</text:p>
      <text:p text:style-name="P3"><text:s text:c="2"/>149 <text:s/>git config list</text:p>
      <text:p text:style-name="P3"><text:s text:c="2"/>150 <text:s/>git --config list</text:p>
      <text:p text:style-name="P3"><text:s text:c="2"/>151 <text:s/>git -config list</text:p>
      <text:p text:style-name="P3"><text:s text:c="2"/>152 <text:s/>git config list</text:p>
      <text:p text:style-name="P3"><text:s text:c="2"/>153 <text:s/>git config --list</text:p>
      <text:p text:style-name="P3"><text:s text:c="2"/>154 <text:s/>ls -l</text:p>
      <text:p text:style-name="P3"><text:s text:c="2"/>156 <text:s/>cat &gt; teja.txt</text:p>
      <text:p text:style-name="P3"><text:s text:c="2"/>157 <text:s/>cat &gt;&gt; teja.txt</text:p>
      <text:p text:style-name="P3"><text:s text:c="2"/>158 <text:s/>cat teja.txt</text:p>
      <text:p text:style-name="P3"><text:s text:c="2"/>159 <text:s/>cat &gt;&gt; teja.txt</text:p>
      <text:p text:style-name="P3"><text:s text:c="2"/>160 <text:s/>cat teja.txt</text:p>
      <text:p text:style-name="P3"><text:s text:c="2"/>161 <text:s/>vi teja1.txt</text:p>
      <text:p text:style-name="P3"><text:s text:c="2"/>162 <text:s/>cat teja1.txt</text:p>
      <text:p text:style-name="P3"><text:s text:c="2"/>164 <text:s/>git add .</text:p>
      <text:p text:style-name="P3"><text:s text:c="2"/>165 <text:s/>git commit -m "fles created"</text:p>
      <text:p text:style-name="P3"><text:s text:c="2"/>166 <text:s/>git commit -m "files created"</text:p>
      <text:p text:style-name="P3"><text:s text:c="2"/>168 <text:s/>git commit</text:p>
      <text:p text:style-name="P3"><text:s text:c="2"/>169 <text:s/>git commit -am "fles created"</text:p>
      <text:p text:style-name="P3"><text:s text:c="2"/>172 <text:s/>git add .</text:p>
      <text:p text:style-name="P3"><text:s text:c="2"/>174 <text:s/>git add teja.txt</text:p>
      <text:p text:style-name="P3"><text:s text:c="2"/>177 <text:s/>cd git</text:p>
      <text:p text:style-name="P3"><text:s text:c="2"/>179 <text:s/>cd ..</text:p>
      <text:p text:style-name="P3"><text:s text:c="2"/>180 <text:s/>mv teja.txt /git</text:p>
      <text:p text:style-name="P3"><text:s text:c="2"/>181 <text:s/>cat &gt; teja.txt</text:p>
      <text:p text:style-name="P3"><text:s text:c="2"/>182 <text:s/>cd git</text:p>
      <text:p text:style-name="P3"><text:s text:c="2"/>184 <text:s/>cat &gt; teja.txt</text:p>
      <text:p text:style-name="P3"><text:soft-page-break/><text:s text:c="2"/>186 <text:s/>git status</text:p>
      <text:p text:style-name="P3"><text:s text:c="2"/>187 <text:s/>git add ."</text:p>
      <text:p text:style-name="P3"><text:s text:c="2"/>190 <text:s/>git commit -a -m "initial commit"</text:p>
      <text:p text:style-name="P3"><text:s text:c="2"/>192 <text:s/>git init</text:p>
      <text:p text:style-name="P3"><text:s text:c="2"/>194 <text:s/>git branch</text:p>
      <text:p text:style-name="P3"><text:s text:c="2"/>195 <text:s/>git checkout master</text:p>
      <text:p text:style-name="P3"><text:s text:c="2"/>196 <text:s/>ls</text:p>
      <text:p text:style-name="P3"><text:s text:c="2"/>197 <text:s/>git branch</text:p>
      <text:p text:style-name="P3"><text:s text:c="2"/>198 <text:s/>pwd</text:p>
      <text:p text:style-name="P3"><text:s text:c="2"/>199 <text:s/>git --help</text:p>
      <text:p text:style-name="P3"><text:s text:c="2"/>200 <text:s/>git init</text:p>
      <text:p text:style-name="P3"><text:s text:c="2"/>201 <text:s/>git config --list</text:p>
      <text:p text:style-name="P3"><text:s text:c="2"/>202 <text:s/>git remote -v</text:p>
      <text:p text:style-name="P3"><text:s text:c="2"/>203 <text:s/>git status</text:p>
      <text:p text:style-name="P3"><text:s text:c="2"/>204 <text:s/>git add .</text:p>
      <text:p text:style-name="P3"><text:s text:c="2"/>205 <text:s/>git add teja.txt</text:p>
      <text:p text:style-name="P3"><text:s text:c="2"/>206 <text:s/>git commit -am "create a file"</text:p>
      <text:p text:style-name="P3"><text:s text:c="2"/>207 <text:s/>git push -u origin https://github.com/shanmukhrajiv/testgit.git</text:p>
      <text:p text:style-name="P3"><text:s text:c="2"/>208 <text:s/>git push -u https://github.com/shanmukhrajiv/testgit.git</text:p>
      <text:p text:style-name="P3"><text:s text:c="2"/>209 <text:s/>git push -u https://github.com/shanmukhrajiv/testgit.git</text:p>
      <text:p text:style-name="P3"><text:s text:c="2"/>210 <text:s/>git push teja.txt https://github.com/shanmukhrajiv/testgit.git</text:p>
      <text:p text:style-name="P3"><text:s text:c="2"/>211 <text:s/>git push https://github.com/shanmukhrajiv/testgit.git</text:p>
      <text:p text:style-name="P3"><text:s text:c="2"/>212 <text:s/>git push -u master https://github.com/shanmukhrajiv/testgit.git</text:p>
      <text:p text:style-name="P3"><text:s text:c="2"/>213 <text:s/>ls</text:p>
      <text:p text:style-name="P3"><text:s text:c="2"/>214 <text:s/>cd git</text:p>
      <text:p text:style-name="P3"><text:s text:c="2"/>215 <text:s/>ls</text:p>
      <text:p text:style-name="P3"><text:s text:c="2"/>216 <text:s/>git add demo.txt</text:p>
      <text:p text:style-name="P3"><text:s text:c="2"/>217 <text:s/>git commit -am "created a file"</text:p>
      <text:p text:style-name="P3"><text:s text:c="2"/>218 <text:s/>git push -u https://github.com/shanmukhrajiv/testgit.git</text:p>
      <text:p text:style-name="P3"><text:s text:c="2"/>219 <text:s/>git push -u origin master</text:p>
      <text:p text:style-name="P3"><text:s text:c="2"/>220 <text:s/>git push -u origin master</text:p>
      <text:p text:style-name="P3"><text:s text:c="2"/>221 <text:s/>git remote -v</text:p>
      <text:p text:style-name="P3"><text:s text:c="2"/>222 <text:s/>git push -u origin master</text:p>
      <text:p text:style-name="P3"><text:s text:c="2"/>223 <text:s/>ls</text:p>
      <text:p text:style-name="P3"><text:s text:c="2"/>224 <text:s/>git config --global user.email</text:p>
      <text:p text:style-name="P3"><text:s text:c="2"/>225 <text:s/>git config --global user.name</text:p>
      <text:p text:style-name="P3"><text:s text:c="2"/>226 <text:s/>git config --global user.name "rajivV"</text:p>
      <text:p text:style-name="P3"><text:s text:c="2"/>227 <text:s/>git config --global user.email "rajivV@gmail.com"</text:p>
      <text:p text:style-name="P3"><text:s text:c="2"/>228 <text:s/>git config --global user.email</text:p>
      <text:p text:style-name="P3"><text:s text:c="2"/>229 <text:s/>git config --global user.name</text:p>
      <text:p text:style-name="P3"><text:s text:c="2"/>230 <text:s/>git remote -v</text:p>
      <text:p text:style-name="P3"><text:s text:c="2"/>231 <text:s/>git push -u origin master</text:p>
      <text:p text:style-name="P3"><text:s text:c="2"/>232 <text:s/>git add .</text:p>
      <text:p text:style-name="P3"><text:s text:c="2"/>233 <text:s/>git status</text:p>
      <text:p text:style-name="P3"><text:s text:c="2"/>234 <text:s/>git commit "modify"</text:p>
      <text:p text:style-name="P3"><text:s text:c="2"/>235 <text:s/>git commit <text:s/>-m "modify"</text:p>
      <text:p text:style-name="P3"><text:s text:c="2"/>236 <text:s/>git status</text:p>
      <text:p text:style-name="P3"><text:s text:c="2"/>237 <text:s/>git push -u origin master</text:p>
      <text:p text:style-name="P3"><text:s text:c="2"/>238 <text:s/>rajivV@users.noreply.github.com</text:p>
      <text:p text:style-name="P3"><text:s text:c="2"/>239 <text:s/>git config --global user.email "rajivV@users.noreply.github.com"</text:p>
      <text:p text:style-name="P3"><text:s text:c="2"/>240 <text:s/>git config --global user.email</text:p>
      <text:p text:style-name="P3"><text:s text:c="2"/>241 <text:s/>git push -u origin master</text:p>
      <text:p text:style-name="P3"><text:s text:c="2"/>242 <text:s/>git config --global user.email</text:p>
      <text:p text:style-name="P3"><text:s text:c="2"/>243 <text:s/>git config --global user.email "rajivV@gmail.com"</text:p>
      <text:p text:style-name="P3"><text:s text:c="2"/>244 <text:s/>git config --global user.email</text:p>
      <text:p text:style-name="P3"><text:s text:c="2"/>245 <text:s/>git push -u origin master</text:p>
      <text:p text:style-name="P3"><text:s text:c="2"/>246 <text:s/>git remote rm o</text:p>
      <text:p text:style-name="P3"><text:s text:c="2"/>247 <text:s/>git remote -v</text:p>
      <text:p text:style-name="P3"><text:s text:c="2"/>248 <text:s/>git remote add repo1 https://github.com/shanmukhrajiv/repo1.git</text:p>
      <text:p text:style-name="P3"><text:s text:c="2"/>249 <text:s/>git remote -v</text:p>
      <text:p text:style-name="P3"><text:s text:c="2"/>250 <text:s/>git push -u repo1 master</text:p>
      <text:p text:style-name="P3"><text:soft-page-break/><text:s text:c="2"/>251 <text:s/>git init</text:p>
      <text:p text:style-name="P3"><text:s text:c="2"/>252 <text:s/>ls</text:p>
      <text:p text:style-name="P3"><text:s text:c="2"/>253 <text:s/>git init</text:p>
      <text:p text:style-name="P3"><text:s text:c="2"/>254 <text:s/>git config --list</text:p>
      <text:p text:style-name="P3"><text:s text:c="2"/>255 <text:s/>git config --global user.eamil "rajivvrns2@gmail.com"</text:p>
      <text:p text:style-name="P3"><text:s text:c="2"/>256 <text:s/>git config --list</text:p>
      <text:p text:style-name="P3"><text:s text:c="2"/>257 <text:s/>mkdir rajiv</text:p>
      <text:p text:style-name="P3"><text:s text:c="2"/>258 <text:s/>cd rajiv</text:p>
      <text:p text:style-name="P3"><text:s text:c="2"/>259 <text:s/>git init</text:p>
      <text:p text:style-name="P3"><text:s text:c="2"/>260 <text:s/>git config --global user.name "shanmukhrajiv"</text:p>
      <text:p text:style-name="P3"><text:s text:c="2"/>261 <text:s/>git config --global user.email "rajivvrns2@gmail.com"</text:p>
      <text:p text:style-name="P3"><text:s text:c="2"/>262 <text:s/>git config --list</text:p>
      <text:p text:style-name="P3"><text:s text:c="2"/>263 <text:s/>git init</text:p>
      <text:p text:style-name="P3"><text:s text:c="2"/>264 <text:s/>cat &gt; build.xml</text:p>
      <text:p text:style-name="P3"><text:s text:c="2"/>265 <text:s/>cat &gt; checkstyle.xml</text:p>
      <text:p text:style-name="P3"><text:s text:c="2"/>266 <text:s/>cat &gt; ivy.xml</text:p>
      <text:p text:style-name="P3"><text:s text:c="2"/>267 <text:s/>cat &gt; pmd.xml</text:p>
      <text:p text:style-name="P3"><text:s text:c="2"/>268 <text:s/>cat &gt; pom.xml</text:p>
      <text:p text:style-name="P3"><text:s text:c="2"/>269 <text:s/>git status</text:p>
      <text:p text:style-name="P3"><text:s text:c="2"/>270 <text:s/>git add .</text:p>
      <text:p text:style-name="P3"><text:s text:c="2"/>271 <text:s/>git status</text:p>
      <text:p text:style-name="P3"><text:s text:c="2"/>272 <text:s/>git commit -am "created files"</text:p>
      <text:p text:style-name="P3"><text:s text:c="2"/>273 <text:s/>git push git@github.com:shanmukhrajiv/github.git</text:p>
      <text:p text:style-name="P3"><text:s text:c="2"/>274 <text:s/>git add remote git@github.com:shanmukhrajiv/github.git</text:p>
      <text:p text:style-name="P3"><text:s text:c="2"/>275 <text:s/>git add remote origin git@github.com:shanmukhrajiv/github.git</text:p>
      <text:p text:style-name="P3"><text:s text:c="2"/>276 <text:s/>git add remote origin https://github.com/shanmukhrajiv/github.git</text:p>
      <text:p text:style-name="P3"><text:s text:c="2"/>277 <text:s/>git add remote origin https://github.com/shanmukhrajiv/github.git</text:p>
      <text:p text:style-name="P3"><text:s text:c="2"/>278 <text:s/>git status</text:p>
      <text:p text:style-name="P3"><text:s text:c="2"/>279 <text:s/>git log</text:p>
      <text:p text:style-name="P3"><text:s text:c="2"/>280 <text:s/>git show b441ce7dc16f0</text:p>
      <text:p text:style-name="P3"><text:s text:c="2"/>281 <text:s/>git remote add remote master remote https://github.com/shanmukhrajiv/github.git</text:p>
      <text:p text:style-name="P3"><text:s text:c="2"/>282 <text:s/>git remote add remote master remot</text:p>
      <text:p text:style-name="P3"><text:s text:c="2"/>283 <text:s/>git remote add origin https://github.com/shanmukhrajiv/github.git</text:p>
      <text:p text:style-name="P3"><text:s text:c="2"/>284 <text:s/>ls</text:p>
      <text:p text:style-name="P3"><text:s text:c="2"/>285 <text:s/>git push -u origin master</text:p>
      <text:p text:style-name="P3"><text:s text:c="2"/>286 <text:s/>git push</text:p>
      <text:p text:style-name="P3"><text:s text:c="2"/>287 <text:s/>git push -u origin master https://github.com/shanmukhrajiv/github.git</text:p>
      <text:p text:style-name="P3"><text:s text:c="2"/>288 <text:s/>git push https://github.com/shanmukhrajiv/github.git</text:p>
      <text:p text:style-name="P3"><text:s text:c="2"/>289 <text:s/>git remote -v</text:p>
      <text:p text:style-name="P3"><text:s text:c="2"/>290 <text:s/>git push -u origin master https://github.com/shanmukhrajiv/github.git</text:p>
      <text:p text:style-name="P3"><text:s text:c="2"/>291 <text:s/>git push -u origin https://github.com/shanmukhrajiv/github.git</text:p>
      <text:p text:style-name="P3"><text:s text:c="2"/>292 <text:s/>git push -u https://github.com/shanmukhrajiv/github.git</text:p>
      <text:p text:style-name="P3"><text:s text:c="2"/>293 <text:s/>git pull https://github.com/shanmukhrajiv/github.git</text:p>
      <text:p text:style-name="P3"><text:s text:c="2"/>294 <text:s/>git push -u origin https://github.com/shanmukhrajiv/github.git</text:p>
      <text:p text:style-name="P3"><text:s text:c="2"/>295 <text:s/>git push https://github.com/shanmukhrajiv/github.git</text:p>
      <text:p text:style-name="P3"><text:s text:c="2"/>296 <text:s/>git push -u origin master https://github.com/shanmukhrajiv/github.git</text:p>
      <text:p text:style-name="P3"><text:s text:c="2"/>297 <text:s/>git push -u origin https://github.com/shanmukhrajiv/github.git master</text:p>
      <text:p text:style-name="P3"><text:s text:c="2"/>298 <text:s/>git push -u origin master</text:p>
      <text:p text:style-name="P3"><text:s text:c="2"/>299 <text:s/>ls</text:p>
      <text:p text:style-name="P3"><text:s text:c="2"/>300 <text:s/>rm -f build.xml checkstyle.xml ivy.xml pmd.xml pom.xml</text:p>
      <text:p text:style-name="P3"><text:s text:c="2"/>310 <text:s/>git init</text:p>
      <text:p text:style-name="P3"><text:s text:c="2"/>311 <text:s/>cat &gt; build.xml</text:p>
      <text:p text:style-name="P3"><text:s text:c="2"/>312 <text:s/>cat &gt; checkstyle.xml</text:p>
      <text:p text:style-name="P3"><text:s text:c="2"/>313 <text:s/>cat &gt; ivy.xml</text:p>
      <text:p text:style-name="P3"><text:s text:c="2"/>314 <text:s/>cat &gt; pmd.xml</text:p>
      <text:p text:style-name="P3"><text:s text:c="2"/>315 <text:s/>cat &gt; pom.xml</text:p>
      <text:p text:style-name="P3"><text:s text:c="2"/>316 <text:s/>sudo -i</text:p>
      <text:p text:style-name="P3"><text:s text:c="2"/>317 <text:s/>su -</text:p>
      <text:p text:style-name="P3"><text:s text:c="2"/>318 <text:s/>su -i</text:p>
      <text:p text:style-name="P3"><text:s text:c="2"/>319 <text:s/>git status</text:p>
      <text:p text:style-name="P3"><text:s text:c="2"/>320 <text:s/>git add .</text:p>
      <text:p text:style-name="P3"><text:soft-page-break/><text:s text:c="2"/>321 <text:s/>cd github</text:p>
      <text:p text:style-name="P3"><text:s text:c="2"/>322 <text:s/>ls</text:p>
      <text:p text:style-name="P3"><text:s text:c="2"/>323 <text:s/>git add .</text:p>
      <text:p text:style-name="P3"><text:s text:c="2"/>324 <text:s/>git status</text:p>
      <text:p text:style-name="P3"><text:s text:c="2"/>325 <text:s/>git commit -am "created xml files"</text:p>
      <text:p text:style-name="P3"><text:s text:c="2"/>326 <text:s/>git remote add git@github.com:shanmukhrajiv/github.git</text:p>
      <text:p text:style-name="P3"><text:s text:c="2"/>327 <text:s/>git remote add origin git@github.com:shanmukhrajiv/github.git</text:p>
      <text:p text:style-name="P3"><text:s text:c="2"/>328 <text:s/>git push -u origin git@github.com:shanmukhrajiv/github.git</text:p>
      <text:p text:style-name="P3"><text:s text:c="2"/>329 <text:s/>git remote -v</text:p>
      <text:p text:style-name="P3"><text:s text:c="2"/>330 <text:s/>git push -u origin master</text:p>
      <text:p text:style-name="P3"><text:s text:c="2"/>332 <text:s/>git remote add rajiv https://github.com/shanmukhrajiv/github.git</text:p>
      <text:p text:style-name="P3"><text:s text:c="2"/>333 <text:s/>git remote -v</text:p>
      <text:p text:style-name="P3"><text:s text:c="2"/>334 <text:s/>git push -u rajiv master</text:p>
      <text:p text:style-name="P3"><text:s text:c="2"/>335 <text:s/>git push -f rajiv master</text:p>
      <text:p text:style-name="P3"><text:s text:c="2"/>336 <text:s/>cd e:</text:p>
      <text:p text:style-name="P3"><text:s text:c="2"/>337 <text:s/>cd github</text:p>
      <text:p text:style-name="P3"><text:s text:c="2"/>338 <text:s/>git init</text:p>
      <text:p text:style-name="P3"><text:s text:c="2"/>339 <text:s/>git remote -v</text:p>
      <text:p text:style-name="P3"><text:s text:c="2"/>342 <text:s/>git add .</text:p>
      <text:p text:style-name="P3"><text:s text:c="2"/>343 <text:s/>git commit -am "craeted xml files"</text:p>
      <text:p text:style-name="P3"><text:s text:c="2"/>346 <text:s/>git remote add https://github.com/shanmukhrajiv/github.git</text:p>
      <text:p text:style-name="P3"><text:s text:c="2"/>347 <text:s/>git remote add origin https://github.com/shanmukhrajiv/github.git</text:p>
      <text:p text:style-name="P3"><text:s text:c="2"/>348 <text:s/>git push https://github.com/shanmukhrajiv/github.git</text:p>
      <text:p text:style-name="P3"><text:s text:c="2"/>349 <text:s/>git remote -v</text:p>
      <text:p text:style-name="P3"><text:s text:c="2"/>350 <text:s/>git push -u origin master</text:p>
      <text:p text:style-name="P3"><text:s text:c="2"/>351 <text:s/>git pull</text:p>
      <text:p text:style-name="P3"><text:s text:c="2"/>352 <text:s/>git pull origin master</text:p>
      <text:p text:style-name="P3"><text:s text:c="2"/>353 <text:s/>git push -u origin master</text:p>
      <text:p text:style-name="P3"><text:s text:c="2"/>354 <text:s/>git pull https://github.com/shanmukhrajiv/github.git master</text:p>
      <text:p text:style-name="P3"><text:s text:c="2"/>355 <text:s/>git status</text:p>
      <text:p text:style-name="P3"><text:s text:c="2"/>356 <text:s/>git push -u origin master</text:p>
      <text:p text:style-name="P3"><text:s text:c="2"/>357 <text:s/>git pull origin master</text:p>
      <text:p text:style-name="P3"><text:s text:c="2"/>359 <text:s/>git pull origin master</text:p>
      <text:p text:style-name="P3"><text:s text:c="2"/>360 <text:s/>git fetch_head origin</text:p>
      <text:p text:style-name="P3"><text:s text:c="2"/>361 <text:s/>git remote</text:p>
      <text:p text:style-name="P3"><text:s text:c="2"/>362 <text:s/>git remote add sai https://github.com/shanmukhrajiv/github.git</text:p>
      <text:p text:style-name="P3"><text:s text:c="2"/>363 <text:s/>git pull sai master</text:p>
      <text:p text:style-name="P1"><text:span text:style-name="T1"><text:s text:c="2"/>364 <text:s/>git branc</text:span><text:span text:style-name="T2">h</text:span></text:p>
      <text:p text:style-name="P3"><text:s text:c="2"/>366 <text:s/>ll</text:p>
      <text:p text:style-name="P3"><text:s text:c="2"/>368 <text:s/>git push origin master</text:p>
      <text:p text:style-name="P3"><text:s text:c="2"/>369 <text:s/>git remote add neworigin git@github.com:shanmukhrajiv/github.git</text:p>
      <text:p text:style-name="P3"><text:s text:c="2"/>370 <text:s/>git pull neworigin master</text:p>
      <text:p text:style-name="P3"><text:s text:c="2"/>371 <text:s/>git login</text:p>
      <text:p text:style-name="P3"><text:s text:c="2"/>372 <text:s/>ssh-keygen</text:p>
      <text:p text:style-name="P3"><text:s text:c="2"/>373 <text:s/>cat ~/.ssh/id_rsa.pub</text:p>
      <text:p text:style-name="P3"><text:s text:c="2"/>374 <text:s/>ssh -T git@github.com</text:p>
      <text:p text:style-name="P1"><text:span text:style-name="T1"><text:s text:c="2"/>375 <text:s/>git pull neworigin maste</text:span><text:span text:style-name="T2">r</text:span></text:p>
      <text:p text:style-name="P3"><text:s text:c="2"/>377 <text:s/>git merge neworigin master</text:p>
      <text:p text:style-name="P3"><text:s text:c="2"/>378 <text:s/>git merge neworigin/master</text:p>
      <text:p text:style-name="P3"><text:s text:c="2"/>381 <text:s/>ls -ltra</text:p>
      <text:p text:style-name="P3"><text:s text:c="2"/>382 <text:s/>cd ..</text:p>
      <text:p text:style-name="P3"><text:s text:c="2"/>383 <text:s/>ll</text:p>
      <text:p text:style-name="P3"><text:s text:c="2"/>384 <text:s/>mkdir newgit</text:p>
      <text:p text:style-name="P3"><text:s text:c="2"/>385 <text:s/>git init</text:p>
      <text:p text:style-name="P3"><text:s text:c="2"/>386 <text:s/>git remote add norigin git@github.com:shanmukhrajiv/github.git</text:p>
      <text:p text:style-name="P3"><text:s text:c="2"/>387 <text:s/>git pull norigin master</text:p>
      <text:p text:style-name="P3"><text:s text:c="2"/>388 <text:s/>ll</text:p>
      <text:p text:style-name="P3"><text:s text:c="2"/>389 <text:s/>cd newgit/</text:p>
      <text:p text:style-name="P3"><text:s text:c="2"/>390 <text:s/>ls -ltra</text:p>
      <text:p text:style-name="P3"><text:s text:c="2"/>391 <text:s/>git init</text:p>
      <text:p text:style-name="P3"><text:s text:c="2"/>392 <text:s/>git pull norigin master</text:p>
      <text:p text:style-name="P3"><text:soft-page-break/><text:s text:c="2"/>393 <text:s/>git remote add norigin git@github.com:shanmukhrajiv/github.git</text:p>
      <text:p text:style-name="P3"><text:s text:c="2"/>394 <text:s/>git pull norigin master</text:p>
      <text:p text:style-name="P3"><text:s text:c="2"/>395 <text:s/>ll</text:p>
      <text:p text:style-name="P3"><text:s text:c="2"/>396 <text:s/>cat &gt; README.md</text:p>
      <text:p text:style-name="P3"><text:s text:c="2"/>398 <text:s/>git add -A</text:p>
      <text:p text:style-name="P3"><text:s text:c="2"/>399 <text:s/>git commit -a -m "First file"</text:p>
      <text:p text:style-name="P3"><text:s text:c="2"/>400 <text:s/>git push norigin master</text:p>
      <text:p text:style-name="P3"><text:s text:c="2"/>401 <text:s/>git push -u norigin master</text:p>
      <text:p text:style-name="P3"><text:s text:c="2"/>402 <text:s/>git config --global user.email</text:p>
      <text:p text:style-name="P3"><text:s text:c="2"/>403 <text:s/>git config</text:p>
      <text:p text:style-name="P3"><text:s text:c="2"/>404 <text:s/>git config --list</text:p>
      <text:p text:style-name="P3"><text:s text:c="2"/>405 <text:s/>find / -iname config.xml</text:p>
      <text:p text:style-name="P3"><text:s text:c="2"/>406 <text:s/>ls -ltra</text:p>
      <text:p text:style-name="P3"><text:s text:c="2"/>407 <text:s/>cd .git/</text:p>
      <text:p text:style-name="P3"><text:s text:c="2"/>408 <text:s/>ll</text:p>
      <text:p text:style-name="P3"><text:s text:c="2"/>409 <text:s/>vi config</text:p>
      <text:p text:style-name="P3"><text:s text:c="2"/>410 <text:s/>git push -u norigin master</text:p>
      <text:p text:style-name="P3"><text:s text:c="2"/>411 <text:s/>git push -u norigin master</text:p>
      <text:p text:style-name="P3"><text:s text:c="2"/>412 <text:s/>git push -u norigin master</text:p>
      <text:p text:style-name="P3"><text:s text:c="2"/>414 <text:s/>cd ../../github/;</text:p>
      <text:p text:style-name="P3"><text:s text:c="2"/>415 <text:s/>ll</text:p>
      <text:p text:style-name="P3"><text:s text:c="2"/>417 <text:s/>cp * /e/newgit</text:p>
      <text:p text:style-name="P3"><text:s text:c="2"/>418 <text:s/>cd /e/newgit</text:p>
      <text:p text:style-name="P3"><text:s text:c="2"/>419 <text:s/>ll</text:p>
      <text:p text:style-name="P3"><text:s text:c="2"/>420 <text:s/>git status</text:p>
      <text:p text:style-name="P3"><text:s text:c="2"/>421 <text:s/>git add -A</text:p>
      <text:p text:style-name="P3"><text:s text:c="2"/>422 <text:s/>git add .</text:p>
      <text:p text:style-name="P3"><text:s text:c="2"/>423 <text:s/>ll</text:p>
      <text:p text:style-name="P3"><text:s text:c="2"/>425 <text:s/>git commit -a -m "new files"</text:p>
      <text:p text:style-name="P3"><text:s text:c="2"/>426 <text:s/>git push -u norigin master</text:p>
      <text:p text:style-name="P3"><text:s text:c="2"/>427 <text:s/>cat &gt; css.xml</text:p>
      <text:p text:style-name="P3"><text:s text:c="2"/>428 <text:s/>git add .</text:p>
      <text:p text:style-name="P3"><text:s text:c="2"/>429 <text:s/>git commit -am "created a css file"</text:p>
      <text:p text:style-name="P3"><text:s text:c="2"/>430 <text:s/>git push -u <text:span text:style-name="T3">n</text:span>origin mast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autami" svg:font-family="Gautami" style:font-family-generic="system" style:font-pitch="variable"/>
    <style:font-face style:name="Lohit Devanagari" svg:font-family="'Lohit Devanagari'" style:font-family-generic="system" style:font-pitch="variable"/>
    <style:font-face style:name="Lucida Console1" svg:font-family="'Lucida Consol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Gautam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Gautam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mukh Rajiv Varanasi</meta:initial-creator>
    <meta:editing-cycles>7</meta:editing-cycles>
    <meta:creation-date>2017-07-25T12:35:00</meta:creation-date>
    <dc:date>2019-01-19T09:25:45.878758247</dc:date>
    <meta:editing-duration>PT14M44S</meta:editing-duration>
    <meta:generator>LibreOffice/6.0.7.3$Linux_X86_64 LibreOffice_project/00m0$Build-3</meta:generator>
    <meta:document-statistic meta:table-count="0" meta:image-count="0" meta:object-count="0" meta:page-count="6" meta:paragraph-count="339" meta:word-count="1490" meta:character-count="10050" meta:non-whitespace-character-count="78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